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756in" svg:height="0.0669in" svg:x="3.5898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756in" svg:height="0.0047in" svg:x="3.5898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29">
            <text:p>29</text:p>
          </table:table-cell>
          <table:table-cell table:style-name="ce167" table:formula="of:=COUNTIF([.L$7:.L$885];[.$J1])" office:value-type="float" office:value="29">
            <text:p>29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1">
            <text:p>1</text:p>
          </table:table-cell>
          <table:table-cell table:style-name="ce167" table:formula="of:=COUNTIF([.L$7:.L$885];[.$J2])" office:value-type="float" office:value="1">
            <text:p>1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 table:visibility="filter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3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70" office:value-type="string">
            <text:p><text:a xlink:href="https://jira.exoplatform.org/browse/FQA-213">FQA-213</text:a></text:p>
          </table:table-cell>
          <table:table-cell table:number-columns-repeated="242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7">FQA-217</text:a></text:p>
          </table:table-cell>
          <table:table-cell table:number-columns-repeated="242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21">FQA-221</text:a></text:p>
          </table:table-cell>
          <table:table-cell table:number-columns-repeated="242"/>
        </table:table-row>
        <table:table-row table:style-name="ro37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95"/>
          <table:table-cell table:number-columns-repeated="240"/>
        </table:table-row>
        <table:table-row table:style-name="ro28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44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name="__Anonymous_Sheet_DB__2" table:target-range-address="SniffTest.A6:SniffTest.P67" table:display-filter-buttons="true">
          <table:filter>
            <table:filter-or>
              <table:filter-condition table:field-number="9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0/11/2012</text:date>, <text:time>10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10-11T10:28:34</dc:date>
    <dc:language>en-US</dc:language>
    <meta:editing-cycles>841</meta:editing-cycles>
    <meta:editing-duration>P12DT4H38M30S</meta:editing-duration>
    <meta:document-statistic meta:table-count="4" meta:cell-count="1285" meta:object-count="9"/>
    <meta:user-defined meta:name="Info 1"/>
    <meta:user-defined meta:name="Info 2"/>
    <meta:user-defined meta:name="Info 3"/>
    <meta:user-defined meta:name="Info 4"/>
  </office:meta>
</office:document-meta>
</file>